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officeooo:paragraph-rsid="000b874e"/>
    </style:style>
    <style:style style:name="P2" style:family="paragraph" style:parent-style-name="Preformatted_20_Text">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officeooo:paragraph-rsid="000b874e"/>
    </style:style>
    <style:style style:name="P3" style:family="paragraph" style:parent-style-name="Preformatted_20_Text">
      <style:text-properties officeooo:paragraph-rsid="000b874e"/>
    </style:style>
    <style:style style:name="P4"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weight="bold" officeooo:paragraph-rsid="000b874e" style:font-weight-asian="bold" style:font-weight-complex="bold"/>
    </style:style>
    <style:style style:name="P5"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officeooo:paragraph-rsid="000b874e"/>
    </style:style>
    <style:style style:name="P6"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0b874e"/>
    </style:style>
    <style:style style:name="P7"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0b874e" style:font-weight-asian="bold" style:font-weight-complex="bold"/>
    </style:style>
    <style:style style:name="P8"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arial" fo:font-size="12.75pt" fo:letter-spacing="normal" fo:font-style="normal" fo:font-weight="normal"/>
    </style:style>
    <style:style style:name="P9"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arial" fo:font-size="12.75pt" fo:letter-spacing="normal" fo:font-style="normal" fo:font-weight="normal" style:font-weight-asian="normal" style:font-weight-complex="normal"/>
    </style:style>
    <style:style style:name="P10" style:family="paragraph" style:parent-style-name="Text_20_body">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0b874e"/>
    </style:style>
    <style:style style:name="P11" style:family="paragraph" style:parent-style-name="Text_20_body">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0b874e" style:font-weight-asian="bold" style:font-weight-complex="bold"/>
    </style:style>
    <style:style style:name="P12" style:family="paragraph" style:parent-style-name="Text_20_body">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0b874e" style:font-weight-asian="normal" style:font-weight-complex="normal"/>
    </style:style>
    <style:style style:name="P13" style:family="paragraph" style:parent-style-name="Preformatted_20_Text">
      <style:paragraph-properties fo:margin-left="0.132cm" fo:margin-right="0cm" fo:margin-top="0cm" fo:margin-bottom="0.499cm" loext:contextual-spacing="false" fo:text-align="start" style:justify-single-word="false" fo:orphans="2" fo:widows="2" fo:text-indent="0cm" style:auto-text-indent="false" fo:padding="0.132cm" fo:border="0.06pt dotted #ffaa00"/>
      <style:text-properties fo:font-variant="normal" fo:text-transform="none" fo:color="#000000" style:font-name="courier" fo:letter-spacing="normal" fo:font-style="normal" fo:font-weight="normal"/>
    </style:style>
    <style:style style:name="P14" style:family="paragraph" style:parent-style-name="Preformatted_20_Text">
      <style:paragraph-properties fo:margin-left="0.132cm" fo:margin-right="0cm" fo:text-align="start" style:justify-single-word="false" fo:orphans="2" fo:widows="2" fo:text-indent="0cm" style:auto-text-indent="false" fo:padding="0.132cm" fo:border="0.06pt dotted #ffaa00"/>
      <style:text-properties fo:font-variant="normal" fo:text-transform="none" fo:color="#000000" style:font-name="courier" fo:letter-spacing="normal" fo:font-style="normal" fo:font-weight="normal"/>
    </style:style>
    <style:style style:name="P15" style:family="paragraph" style:parent-style-name="Preformatted_20_Text">
      <style:paragraph-properties fo:margin-left="0.132cm" fo:margin-right="0cm" fo:text-align="start" style:justify-single-word="false" fo:orphans="2" fo:widows="2" fo:text-indent="0cm" style:auto-text-indent="false" fo:padding="0.132cm" fo:border="0.06pt dotted #ffaa00"/>
      <style:text-properties fo:font-variant="normal" fo:text-transform="none" fo:color="#000000" fo:letter-spacing="normal"/>
    </style:style>
    <style:style style:name="P16" style:family="paragraph" style:parent-style-name="Preformatted_20_Text">
      <style:paragraph-properties fo:margin-left="0.132cm" fo:margin-right="0cm" fo:text-align="start" style:justify-single-word="false" fo:orphans="2" fo:widows="2" fo:text-indent="0cm" style:auto-text-indent="false" fo:padding="0.132cm" fo:border="0.06pt dotted #ffaa00"/>
    </style:style>
    <style:style style:name="P17" style:family="paragraph" style:parent-style-name="Preformatted_20_Text">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courier" fo:letter-spacing="normal" fo:font-style="normal" fo:font-weight="normal" officeooo:paragraph-rsid="000b874e" style:font-weight-asian="bold" style:font-weight-complex="bold"/>
    </style:style>
    <style:style style:name="P18" style:family="paragraph" style:parent-style-name="Preformatted_20_Text">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courier" fo:font-size="12.75pt" fo:letter-spacing="normal" fo:font-style="normal" fo:font-weight="normal" officeooo:paragraph-rsid="000b874e"/>
    </style:style>
    <style:style style:name="P19" style:family="paragraph" style:parent-style-name="Preformatted_20_Text">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courier" fo:font-size="12.75pt" fo:letter-spacing="normal" fo:font-style="normal" fo:font-weight="normal" officeooo:paragraph-rsid="000b874e" style:font-weight-asian="bold" style:font-weight-complex="bold"/>
    </style:style>
    <style:style style:name="P20" style:family="paragraph" style:parent-style-name="Preformatted_20_Text">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000000" fo:letter-spacing="normal"/>
    </style:style>
    <style:style style:name="T1" style:family="text">
      <style:text-properties officeooo:rsid="003a264c"/>
    </style:style>
    <style:style style:name="T2" style:family="text">
      <style:text-properties style:font-name="courier" fo:font-style="normal" fo:font-weight="normal"/>
    </style:style>
    <style:style style:name="T3" style:family="text">
      <style:text-properties fo:font-size="12.75pt" fo:font-style="normal" fo:font-weight="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efinición de varias clases.(seccion 5 linea 41)</text:p>
      <text:p text:style-name="P12">En JavaScript podemos definir varias clases en un mismo programa.<text:line-break/>Vamos a desarrollar un programa que contenga dos clases. Plantearemos una clase Numeroquiniela que representa una persona que elige un número de quiniela y además registra su nombre, la clase tiene por objetivo la carga por el teclado del número deseado.</text:p>
      <text:p text:style-name="P9">Por otra parte crearemos una clase Bolillero que sortee un valor aleatorio entre 1 y 10 (que representa el valor extraído del bolillero)</text:p>
      <text:p text:style-name="P9">La codificación de las dos clases es:</text:p>
      <text:p text:style-name="P14">&lt;script&gt;</text:p>
      <text:p text:style-name="P16"/>
      <text:p text:style-name="P15"><text:s text:c="2"/><text:span text:style-name="T2">//clase Numeroquiniela *********************************</text:span></text:p>
      <text:p text:style-name="P15"><text:s text:c="2"/><text:span text:style-name="T2">function Numeroquiniela(nombre)</text:span></text:p>
      <text:p text:style-name="P15"><text:s text:c="2"/><text:span text:style-name="T2">{</text:span></text:p>
      <text:p text:style-name="P15"><text:s text:c="4"/><text:span text:style-name="T2">this.nombre=nombre;</text:span></text:p>
      <text:p text:style-name="P15"><text:s text:c="4"/><text:span text:style-name="T2">this.cargarnumero=cargarnumero;</text:span></text:p>
      <text:p text:style-name="P15"><text:s text:c="4"/><text:span text:style-name="T2">this.verificarsigano=verificarsigano;</text:span></text:p>
      <text:p text:style-name="P15"><text:s text:c="2"/><text:span text:style-name="T2">}</text:span></text:p>
      <text:p text:style-name="P16"/>
      <text:p text:style-name="P15"><text:s text:c="2"/><text:span text:style-name="T2">function cargarnumero()</text:span></text:p>
      <text:p text:style-name="P15"><text:s text:c="2"/><text:span text:style-name="T2">{</text:span></text:p>
      <text:p text:style-name="P15"><text:s text:c="4"/><text:span text:style-name="T2">this.numero=prompt("Que número de quiniela quiere?","");</text:span></text:p>
      <text:p text:style-name="P15"><text:s text:c="2"/><text:span text:style-name="T2">}</text:span></text:p>
      <text:p text:style-name="P16"/>
      <text:p text:style-name="P15"><text:s text:c="2"/><text:span text:style-name="T2">function verificarsigano(num)</text:span></text:p>
      <text:p text:style-name="P15"><text:s text:c="2"/><text:span text:style-name="T2">{</text:span></text:p>
      <text:p text:style-name="P15"><text:s text:c="4"/><text:span text:style-name="T2">if (this.numero==num)</text:span></text:p>
      <text:p text:style-name="P15"><text:s text:c="6"/><text:span text:style-name="T2">return true;</text:span></text:p>
      <text:p text:style-name="P15"><text:s text:c="4"/><text:span text:style-name="T2">else</text:span></text:p>
      <text:p text:style-name="P15"><text:s text:c="6"/><text:span text:style-name="T2">return false;</text:span></text:p>
      <text:p text:style-name="P15"><text:s text:c="2"/><text:span text:style-name="T2">}</text:span></text:p>
      <text:p text:style-name="P16"/>
      <text:p text:style-name="P15"><text:s text:c="2"/><text:span text:style-name="T2">//clase Bolillero **************************************</text:span></text:p>
      <text:p text:style-name="P15"><text:s text:c="2"/><text:span text:style-name="T2">function Bolillero()</text:span></text:p>
      <text:p text:style-name="P15"><text:s text:c="2"/><text:span text:style-name="T2">{</text:span></text:p>
      <text:p text:style-name="P15"><text:s text:c="4"/><text:span text:style-name="T2">this.numero=-1;</text:span></text:p>
      <text:p text:style-name="P15"><text:s text:c="4"/><text:span text:style-name="T2">this.sortear=sortear;</text:span></text:p>
      <text:p text:style-name="P15"><text:s text:c="2"/><text:span text:style-name="T2">}</text:span></text:p>
      <text:p text:style-name="P15"><text:s text:c="2"/></text:p>
      <text:p text:style-name="P15"><text:s text:c="2"/><text:span text:style-name="T2">function sortear()</text:span></text:p>
      <text:p text:style-name="P15"><text:s text:c="2"/><text:span text:style-name="T2">{</text:span></text:p>
      <text:p text:style-name="P15"><text:s text:c="4"/><text:span text:style-name="T2">this.numero=parseInt(Math.random()*10)+1;</text:span></text:p>
      <text:p text:style-name="P15"><text:soft-page-break/><text:s text:c="2"/><text:span text:style-name="T2">}</text:span></text:p>
      <text:p text:style-name="P16"/>
      <text:p text:style-name="P15"><text:s text:c="2"/><text:span text:style-name="T2">// bloque principal</text:span></text:p>
      <text:p text:style-name="P15"><text:s text:c="2"/><text:span text:style-name="T2">var numeroquiniela1;</text:span></text:p>
      <text:p text:style-name="P15"><text:s text:c="2"/><text:span text:style-name="T2">numeroquiniela1=new Numeroquiniela("juan");</text:span></text:p>
      <text:p text:style-name="P15"><text:s text:c="2"/><text:span text:style-name="T2">numeroquiniela1.cargarnumero();</text:span></text:p>
      <text:p text:style-name="P15"><text:s text:c="2"/><text:span text:style-name="T2">var numeroquiniela2;</text:span></text:p>
      <text:p text:style-name="P15"><text:s text:c="2"/><text:span text:style-name="T2">numeroquiniela2=new Numeroquiniela("ana");</text:span></text:p>
      <text:p text:style-name="P15"><text:s text:c="2"/><text:span text:style-name="T2">numeroquiniela2.cargarnumero();</text:span></text:p>
      <text:p text:style-name="P15"><text:s text:c="2"/><text:span text:style-name="T2">var bolillero;</text:span></text:p>
      <text:p text:style-name="P15"><text:s text:c="2"/><text:span text:style-name="T2">bolillero=new Bolillero();</text:span></text:p>
      <text:p text:style-name="P15"><text:s text:c="2"/><text:span text:style-name="T2">bolillero.sortear();</text:span></text:p>
      <text:p text:style-name="P15"><text:s text:c="2"/><text:span text:style-name="T2">document.write('Numero sorteado:' + bolillero.numero + '&lt;br&gt;');</text:span></text:p>
      <text:p text:style-name="P15"><text:s text:c="2"/><text:span text:style-name="T2">document.write(numeroquiniela1.nombre + ' eligió ' + numeroquiniela1.numero +'&lt;br&gt;');</text:span></text:p>
      <text:p text:style-name="P15"><text:s text:c="2"/><text:span text:style-name="T2">document.write(numeroquiniela2.nombre + ' eligió ' + numeroquiniela2.numero +'&lt;br&gt;');</text:span></text:p>
      <text:p text:style-name="P15"><text:s text:c="2"/><text:span text:style-name="T2">if (numeroquiniela1.verificarsigano(bolillero.numero))</text:span></text:p>
      <text:p text:style-name="P15"><text:s text:c="2"/><text:span text:style-name="T2">{</text:span></text:p>
      <text:p text:style-name="P15"><text:s text:c="4"/><text:span text:style-name="T2">document.write(numeroquiniela1.nombre + ' ha ganado &lt;br&gt;');</text:span></text:p>
      <text:p text:style-name="P15"><text:s text:c="2"/><text:span text:style-name="T2">}</text:span></text:p>
      <text:p text:style-name="P15"><text:s text:c="2"/><text:span text:style-name="T2">if (numeroquiniela2.verificarsigano(bolillero.numero))</text:span></text:p>
      <text:p text:style-name="P15"><text:s text:c="2"/><text:span text:style-name="T2">{</text:span></text:p>
      <text:p text:style-name="P15"><text:s text:c="4"/><text:span text:style-name="T2">document.write(numeroquiniela2.nombre + ' ha ganado &lt;br&gt;');</text:span></text:p>
      <text:p text:style-name="P15"><text:s text:c="2"/><text:span text:style-name="T2">} <text:s/></text:span></text:p>
      <text:p text:style-name="P13">&lt;/script&gt;</text:p>
      <text:p text:style-name="Text_20_body"><text:line-break/></text:p>
      <text:p text:style-name="P1">Plantear una clase persona (que permita cargar por teclado su nombre y edad).</text:p>
      <text:p text:style-name="P1"><text:s text:c="4"/>Por otro lado crear una clase empresa que tenga como atributos el nombre y la edad tope para que una persona pueda ingresar como trabajador en la misma.</text:p>
      <text:p text:style-name="P1"><text:s text:c="3"/>Confeccionar un pequeño programa en JavaScript que defina 3 objetos de la clase persona y 1 de la clase empresa. Mostrar cuántas de esas personas están inhabilidadas para ingresar como trabajadores de acuerdo a la edad tope.</text:p>
      <text:p text:style-name="P2">&lt;script&gt;</text:p>
      <text:p text:style-name="P3"><text:s text:c="2"/>//clase Persona *********************************</text:p>
      <text:p text:style-name="P3"><text:s text:c="2"/>function Persona()</text:p>
      <text:p text:style-name="P3"><text:s text:c="2"/>{</text:p>
      <text:p text:style-name="P3"><text:s text:c="4"/>this.nombre=prompt('Ingrese nombre de la persona:','');</text:p>
      <text:p text:style-name="P3"><text:s text:c="4"/>this.edad=parseInt(prompt('Ingrese edad:',''));</text:p>
      <text:p text:style-name="P3"><text:s text:c="2"/>}</text:p>
      <text:p text:style-name="P3"><text:soft-page-break/></text:p>
      <text:p text:style-name="P3"><text:s text:c="2"/>//clase Empresa *********************************</text:p>
      <text:p text:style-name="P3"><text:s text:c="2"/>function Empresa()</text:p>
      <text:p text:style-name="P3"><text:s text:c="2"/>{</text:p>
      <text:p text:style-name="P3"><text:s text:c="4"/>this.edadTope=60;</text:p>
      <text:p text:style-name="P3"><text:s text:c="4"/>this.nopuedeEntrar=nopuedeEntrar;</text:p>
      <text:p text:style-name="P3"><text:s text:c="2"/>}</text:p>
      <text:p text:style-name="P3"/>
      <text:p text:style-name="P3"><text:s text:c="2"/>function nopuedeEntrar(per)</text:p>
      <text:p text:style-name="P3"><text:s text:c="2"/>{</text:p>
      <text:p text:style-name="P3"><text:s text:c="4"/>if (per.edad&gt;=this.edadTope)</text:p>
      <text:p text:style-name="P3"><text:s text:c="6"/>return true;</text:p>
      <text:p text:style-name="P3"><text:s text:c="4"/>else</text:p>
      <text:p text:style-name="P3"><text:s text:c="6"/>return false;</text:p>
      <text:p text:style-name="P3"><text:s text:c="2"/>}</text:p>
      <text:p text:style-name="P3"/>
      <text:p text:style-name="P3"><text:s text:c="2"/>// bloque principal</text:p>
      <text:p text:style-name="P3"><text:s text:c="2"/>var per1=new Persona();</text:p>
      <text:p text:style-name="P3"><text:s text:c="2"/>var per2=new Persona();</text:p>
      <text:p text:style-name="P3"><text:s text:c="2"/>var per3=new Persona(); <text:s/></text:p>
      <text:p text:style-name="P3"><text:s text:c="2"/>var empresa= new Empresa();</text:p>
      <text:p text:style-name="P3"><text:s text:c="2"/>var cant=0;</text:p>
      <text:p text:style-name="P3"><text:s text:c="2"/>if (empresa.nopuedeEntrar(per1))</text:p>
      <text:p text:style-name="P3"><text:s text:c="4"/>cant++;</text:p>
      <text:p text:style-name="P3"><text:s text:c="2"/>if (empresa.nopuedeEntrar(per2))</text:p>
      <text:p text:style-name="P3"><text:s text:c="4"/>cant++;</text:p>
      <text:p text:style-name="P3"><text:s text:c="2"/>if (empresa.nopuedeEntrar(per3))</text:p>
      <text:p text:style-name="P3"><text:s text:c="4"/>cant++;</text:p>
      <text:p text:style-name="P3"><text:s text:c="2"/>document.write('La cantidad de personas que no pueden entrar por su edad a la empresa son:' + cant);</text:p>
      <text:p text:style-name="P3">&lt;/script&gt;</text:p>
      <text:p text:style-name="P3"><text:s text:c="2"/></text:p>
      <text:p text:style-name="P1"/>
      <text:p text:style-name="P1"/>
      <text:p text:style-name="P4">.-Vectores con componentes de tipo objeto.(seccion 5 linea 42)</text:p>
      <text:p text:style-name="P11">Podemos crear vectores con componente de tipo objeto.</text:p>
      <text:p text:style-name="P8">Con un ejemplo veremos la sintaxis para trabajar con los mismos. Desarrollaremos una clase que represente un hipervínculo y luego definiremos un vector con componentes de tipo hipervinculo.</text:p>
      <text:p text:style-name="P8">La clase hipervínculo y donde definimos objetos de dicha clase:</text:p>
      <text:p text:style-name="P17">&lt;script&gt;</text:p>
      <text:p text:style-name="P15"><text:s text:c="2"/><text:span text:style-name="T2">function Hipervinculo(direccion,titulo)</text:span></text:p>
      <text:p text:style-name="P15"><text:soft-page-break/><text:s text:c="2"/><text:span text:style-name="T2">{</text:span></text:p>
      <text:p text:style-name="P15"><text:s text:c="4"/><text:span text:style-name="T2">this.direccion=direccion;</text:span></text:p>
      <text:p text:style-name="P15"><text:s text:c="4"/><text:span text:style-name="T2">this.titulo=titulo;</text:span></text:p>
      <text:p text:style-name="P15"><text:s text:c="4"/><text:span text:style-name="T2">this.retornarhipervinculo=retornarhipervinculo;</text:span></text:p>
      <text:p text:style-name="P15"><text:s text:c="2"/><text:span text:style-name="T2">}</text:span></text:p>
      <text:p text:style-name="P16"/>
      <text:p text:style-name="P15"><text:s text:c="2"/><text:span text:style-name="T2">function retornarhipervinculo()</text:span></text:p>
      <text:p text:style-name="P15"><text:s text:c="2"/><text:span text:style-name="T2">{</text:span></text:p>
      <text:p text:style-name="P15"><text:s text:c="4"/><text:span text:style-name="T2">var cadena;</text:span></text:p>
      <text:p text:style-name="P15"><text:s text:c="4"/><text:span text:style-name="T2">cadena='&lt;a href=' + this.direccion + '&gt;' + this.titulo + '&lt;/a&gt;';</text:span></text:p>
      <text:p text:style-name="P15"><text:s text:c="4"/><text:span text:style-name="T2">return cadena;</text:span></text:p>
      <text:p text:style-name="P15"><text:s text:c="2"/><text:span text:style-name="T2">}</text:span></text:p>
      <text:p text:style-name="P16"/>
      <text:p text:style-name="P15"><text:s text:c="2"/><text:span text:style-name="T2">var vector=new Array(3);</text:span></text:p>
      <text:p text:style-name="P15"><text:s text:c="2"/><text:span text:style-name="T2">vector[0]=new Hipervinculo('http://www.google.com','google');</text:span></text:p>
      <text:p text:style-name="P15"><text:s text:c="2"/><text:span text:style-name="T2">vector[1]=new Hipervinculo('http://www.msn.com','msn');</text:span></text:p>
      <text:p text:style-name="P15"><text:s text:c="2"/><text:span text:style-name="T2">vector[2]=new Hipervinculo('http://www.yahoo.com','yahoo');</text:span></text:p>
      <text:p text:style-name="P15"><text:s text:c="2"/><text:span text:style-name="T2">for(var f=0;f&lt;vector.length;f++)</text:span></text:p>
      <text:p text:style-name="P15"><text:s text:c="2"/><text:span text:style-name="T2">{</text:span></text:p>
      <text:p text:style-name="P15"><text:s text:c="4"/><text:span text:style-name="T2">document.write(vector[f].retornarhipervinculo());</text:span></text:p>
      <text:p text:style-name="P15"><text:s text:c="4"/><text:span text:style-name="T2">document.write('&lt;br&gt;');</text:span></text:p>
      <text:p text:style-name="P15"><text:s text:c="2"/><text:span text:style-name="T2">} <text:s/></text:span></text:p>
      <text:p text:style-name="P13">&lt;/script&gt;</text:p>
      <text:p text:style-name="P4"/>
      <text:p text:style-name="P1">Confeccionar una clase persona que permita almacenar el nombre y la edad. Luego definir un vector de 4 componentes de tipo persona. Imprimir el nombre de la persona de mayor edad; decir también si hay más de una persona con la edad mayor.</text:p>
      <text:p text:style-name="P2">&lt;script&gt;</text:p>
      <text:p text:style-name="P3"><text:s text:c="2"/>function Persona(nombre,edad)</text:p>
      <text:p text:style-name="P3"><text:s text:c="2"/>{</text:p>
      <text:p text:style-name="P3"><text:s text:c="4"/>this.nombre=nombre;</text:p>
      <text:p text:style-name="P3"><text:s text:c="4"/>this.edad=edad;</text:p>
      <text:p text:style-name="P3"><text:s text:c="4"/>this.imprimirNombre=imprimirNombre;</text:p>
      <text:p text:style-name="P3"><text:s text:c="2"/>}</text:p>
      <text:p text:style-name="P3"/>
      <text:p text:style-name="P3"><text:s text:c="2"/>function imprimirNombre()</text:p>
      <text:p text:style-name="P3"><text:s text:c="2"/>{ <text:s text:c="3"/></text:p>
      <text:p text:style-name="P3"><text:s text:c="4"/>document.write(this.nombre+' que tiene una edad '+this.edad+'&lt;br&gt;' );</text:p>
      <text:p text:style-name="P3"><text:s text:c="2"/>}</text:p>
      <text:p text:style-name="P3"><text:s text:c="2"/></text:p>
      <text:p text:style-name="P3"><text:s text:c="2"/>var vector=new Array(4);</text:p>
      <text:p text:style-name="P3"><text:s text:c="2"/>vector[0]=new Persona('juan',44);</text:p>
      <text:p text:style-name="P3"><text:s text:c="2"/>vector[1]=new Persona('ana',22);</text:p>
      <text:p text:style-name="P3"><text:soft-page-break/><text:s text:c="2"/>vector[2]=new Persona('pedro',44);</text:p>
      <text:p text:style-name="P3"><text:s text:c="2"/>vector[3]=new Persona('marcos',18);</text:p>
      <text:p text:style-name="P3"><text:s text:c="2"/>var posmayor=0;</text:p>
      <text:p text:style-name="P3"><text:s text:c="2"/>for(var f=1;f&lt;vector.length;f++)</text:p>
      <text:p text:style-name="P3"><text:s text:c="2"/>{</text:p>
      <text:p text:style-name="P3"><text:s text:c="4"/>if (vector[f].edad&gt;vector[posmayor].edad)</text:p>
      <text:p text:style-name="P3"><text:s text:c="4"/>{</text:p>
      <text:p text:style-name="P3"><text:s text:c="6"/>posmayor=f;</text:p>
      <text:p text:style-name="P3"><text:s text:c="4"/>}</text:p>
      <text:p text:style-name="P3"><text:s text:c="2"/>}</text:p>
      <text:p text:style-name="P3"><text:s text:c="2"/>document.write('Personas con mayor edad:&lt;br&gt;');</text:p>
      <text:p text:style-name="P3"><text:s text:c="2"/>for(var f=0;f&lt;vector.length;f++) <text:s text:c="3"/></text:p>
      <text:p text:style-name="P3"><text:s text:c="2"/>{</text:p>
      <text:p text:style-name="P3"><text:s text:c="4"/>if (vector[f].edad==vector[posmayor].edad)</text:p>
      <text:p text:style-name="P3"><text:s text:c="4"/>{</text:p>
      <text:p text:style-name="P3"><text:s text:c="6"/>vector[f].imprimirNombre();</text:p>
      <text:p text:style-name="P3"><text:s text:c="4"/>}</text:p>
      <text:p text:style-name="P3"><text:s text:c="2"/>}</text:p>
      <text:p text:style-name="P3">&lt;/script&gt;</text:p>
      <text:p text:style-name="P1"/>
      <text:p text:style-name="P1"/>
      <text:p text:style-name="P4">.-Creacion de objetos <text:span text:style-name="T1">literales</text:span> (seccion 5 linea 43)</text:p>
      <text:p text:style-name="P6">Esta metodología consiste en definir una lista de propiedades y sus valores. Veamos con un ejemplo esta técnica:</text:p>
      <text:p text:style-name="P18">&lt;script&gt;</text:p>
      <text:p text:style-name="P15"><text:s/><text:span text:style-name="T2">var cliente1 = {</text:span></text:p>
      <text:p text:style-name="P15"><text:s text:c="5"/><text:span text:style-name="T2">nombre: 'Juan',</text:span></text:p>
      <text:p text:style-name="P15"><text:s text:c="5"/><text:span text:style-name="T2">deposito: 0,</text:span></text:p>
      <text:p text:style-name="P15"><text:s text:c="5"/><text:span text:style-name="T2">imprimir: function ()</text:span></text:p>
      <text:p text:style-name="P15"><text:s text:c="5"/><text:span text:style-name="T2">{</text:span></text:p>
      <text:p text:style-name="P15"><text:s text:c="7"/><text:span text:style-name="T2">document.write(this.nombre+'&lt;br&gt;');</text:span></text:p>
      <text:p text:style-name="P15"><text:s text:c="7"/><text:span text:style-name="T2">document.write(this.deposito+'&lt;br&gt;');</text:span></text:p>
      <text:p text:style-name="P15"><text:s text:c="5"/><text:span text:style-name="T2">},</text:span></text:p>
      <text:p text:style-name="P15"><text:s text:c="5"/><text:span text:style-name="T2">depositar: function(monto) {</text:span></text:p>
      <text:p text:style-name="P15"><text:s text:c="7"/><text:span text:style-name="T2">this.deposito=this.deposito+monto;</text:span></text:p>
      <text:p text:style-name="P15"><text:s text:c="5"/><text:span text:style-name="T2">},</text:span></text:p>
      <text:p text:style-name="P15"><text:s text:c="5"/><text:span text:style-name="T2">extraer: function(monto) {</text:span></text:p>
      <text:p text:style-name="P15"><text:s text:c="7"/><text:span text:style-name="T2">this.deposito=this.deposito-monto;</text:span></text:p>
      <text:p text:style-name="P15"><text:s text:c="5"/><text:span text:style-name="T2">} <text:s text:c="17"/></text:span></text:p>
      <text:p text:style-name="P15"><text:s text:c="2"/><text:span text:style-name="T2">};</text:span></text:p>
      <text:p text:style-name="P16"/>
      <text:p text:style-name="P15"><text:s text:c="2"/><text:span text:style-name="T2">cliente1.imprimir();</text:span></text:p>
      <text:p text:style-name="P15"><text:soft-page-break/><text:s text:c="2"/><text:span text:style-name="T2">cliente1.depositar(1000);</text:span></text:p>
      <text:p text:style-name="P15"><text:s text:c="2"/><text:span text:style-name="T2">document.write('Estado luego de depositar 1000 pesos&lt;/br&gt;');</text:span></text:p>
      <text:p text:style-name="P15"><text:s text:c="2"/><text:span text:style-name="T2">cliente1.imprimir();</text:span></text:p>
      <text:p text:style-name="P15"><text:s text:c="2"/><text:span text:style-name="T2">cliente1.extraer(200);</text:span></text:p>
      <text:p text:style-name="P15"><text:s text:c="2"/><text:span text:style-name="T2">document.write('Estado luego de extraer 200 pesos&lt;/br&gt;');</text:span></text:p>
      <text:p text:style-name="P15"><text:s text:c="2"/><text:span text:style-name="T2">cliente1.imprimir();</text:span></text:p>
      <text:p text:style-name="P13">&lt;/script&gt;</text:p>
      <text:p text:style-name="P6"/>
      <text:p text:style-name="P1"><text:s text:c="4"/>Crear un objeto que represente los datos de un participante de un juego. Definir las propiedades</text:p>
      <text:p text:style-name="P1">nombre</text:p>
      <text:p text:style-name="P1">puntos</text:p>
      <text:p text:style-name="P1"><text:s text:c="3"/>y las funciones:</text:p>
      <text:p text:style-name="P1"><text:s text:c="2"/>imprimir (mostrar el nombre de jugador y los puntos actuales)</text:p>
      <text:p text:style-name="P1"><text:s text:c="4"/>aumentarpuntos (permite incrementar la cantidad de puntos actuales del jugador)</text:p>
      <text:p text:style-name="P1"><text:s text:c="4"/>verificarsigano (mostrar un mensaje si los puntos superan a 1000)</text:p>
      <text:p text:style-name="P2">&lt;script&gt;</text:p>
      <text:p text:style-name="P3"><text:s text:c="2"/>var jugador1 = {</text:p>
      <text:p text:style-name="P3"><text:s text:c="4"/>nombre: 'ana',</text:p>
      <text:p text:style-name="P3"><text:s text:c="4"/>puntos: 0,</text:p>
      <text:p text:style-name="P3"><text:s text:c="4"/>imprimir: function() {</text:p>
      <text:p text:style-name="P3"><text:s text:c="6"/>document.write('Nombre:'+this.nombre+'&lt;br&gt;');</text:p>
      <text:p text:style-name="P3"><text:s text:c="6"/>document.write('Puntos:'+this.puntos+'&lt;br&gt;');</text:p>
      <text:p text:style-name="P3"><text:s text:c="4"/>},</text:p>
      <text:p text:style-name="P3"><text:s text:c="4"/>aumentarpuntos: function(cant) {</text:p>
      <text:p text:style-name="P3"><text:s text:c="6"/>this.puntos=this.puntos+cant;</text:p>
      <text:p text:style-name="P3"><text:s text:c="4"/>},</text:p>
      <text:p text:style-name="P3"><text:s text:c="4"/>verificarsigano: function() {</text:p>
      <text:p text:style-name="P3"><text:s text:c="6"/>if (this.puntos&gt;1000)</text:p>
      <text:p text:style-name="P3"><text:s text:c="6"/>{</text:p>
      <text:p text:style-name="P3"><text:s text:c="8"/>document.write('Gano&lt;br&gt;');</text:p>
      <text:p text:style-name="P3"><text:s text:c="6"/>}</text:p>
      <text:p text:style-name="P3"><text:s text:c="4"/>}</text:p>
      <text:p text:style-name="P3"><text:s text:c="2"/>};</text:p>
      <text:p text:style-name="P3"/>
      <text:p text:style-name="P3"><text:s text:c="2"/>jugador1.imprimir();</text:p>
      <text:p text:style-name="P3"><text:s text:c="2"/>jugador1.aumentarpuntos(500);</text:p>
      <text:p text:style-name="P3"><text:s text:c="2"/>jugador1.verificarsigano();</text:p>
      <text:p text:style-name="P3"><text:s text:c="2"/>jugador1.aumentarpuntos(501);</text:p>
      <text:p text:style-name="P3"><text:s text:c="2"/>jugador1.verificarsigano(); <text:s/></text:p>
      <text:p text:style-name="P3"><text:soft-page-break/><text:s text:c="2"/>jugador1.imprimir();</text:p>
      <text:p text:style-name="P3">&lt;/script&gt;</text:p>
      <text:p text:style-name="P1"/>
      <text:p text:style-name="P1"/>
      <text:p text:style-name="P4">.-Array: Diferentes formas de crearlos(seccion 5 linea 44)</text:p>
      <text:p text:style-name="P10">Como hemos visto un array o arreglo es una estructura de datos que permite almacenar elementos y luego acceder a los mismos por medio de subíndices.</text:p>
      <text:p text:style-name="P8">Recordemos que Javascript administra los array mediante un objeto especializado llamado Array.</text:p>
      <text:p text:style-name="P8">Un array puede almacenar en sus componentes elementos de datos distintos y su tamaño puede crecer a lo largo de la ejecución del programa.</text:p>
      <text:p text:style-name="P8">Tenemos muchas formas de inicializar un array en Javascript según nuestra situación particular, veamos con ejemplos diferentes formas:</text:p>
      <text:p text:style-name="P8">Creación de un array sin elementos:</text:p>
      <text:p text:style-name="P20"><text:s text:c="2"/><text:span text:style-name="T3">var vector1=new Array();</text:span></text:p>
      <text:p text:style-name="P8">Otra sintaxis para crear un array sin elementos:</text:p>
      <text:p text:style-name="P20"><text:s text:c="2"/><text:span text:style-name="T3">var vector2=[];</text:span></text:p>
      <text:p text:style-name="P8">Creación de un array indicando la cantidad de componentes iniciales que podrá almacenar:</text:p>
      <text:p text:style-name="P20"><text:s text:c="2"/><text:span text:style-name="T3">var vector3=new Array(5);</text:span></text:p>
      <text:p text:style-name="P8">Creación e inicialización llamando al constructor Array y pasando como parámetros los valores a almacenar en las componentes:</text:p>
      <text:p text:style-name="P20"><text:s text:c="2"/><text:span text:style-name="T3">var vector4=new Array(1,70,'juan'); <text:s/></text:span></text:p>
      <text:p text:style-name="P8">Creación e inicialización de un array utilizando los corchetes:</text:p>
      <text:p text:style-name="P20"><text:s text:c="2"/><text:span text:style-name="T3">var vector5=[1,70,'juan']; <text:s/></text:span></text:p>
      <text:p text:style-name="P8">Para probar las distintas formas de creación de array implementaremos un programa que cree 5 Array, cargue algunos elementos y muestre la primer componente de cada uno de ellos:</text:p>
      <text:p text:style-name="P14">&lt;!DOCTYPE html&gt;</text:p>
      <text:p text:style-name="P14">&lt;html&gt;</text:p>
      <text:p text:style-name="P14"><text:soft-page-break/>&lt;head&gt;</text:p>
      <text:p text:style-name="P15"><text:s text:c="2"/><text:span text:style-name="T2">&lt;title&gt;Ejemplo de JavaScript&lt;/title&gt;</text:span></text:p>
      <text:p text:style-name="P15"><text:s text:c="2"/><text:span text:style-name="T2">&lt;meta charset="UTF-8"&gt;</text:span></text:p>
      <text:p text:style-name="P14">&lt;/head&gt;</text:p>
      <text:p text:style-name="P14">&lt;body&gt;</text:p>
      <text:p text:style-name="P16"/>
      <text:p text:style-name="P14">&lt;script&gt;</text:p>
      <text:p text:style-name="P15"><text:s/><text:span text:style-name="T2">var vector1=new Array();</text:span></text:p>
      <text:p text:style-name="P15"><text:s text:c="2"/><text:span text:style-name="T2">vector1[0]=1;</text:span></text:p>
      <text:p text:style-name="P16"/>
      <text:p text:style-name="P15"><text:s text:c="2"/><text:span text:style-name="T2">var vector2=[];</text:span></text:p>
      <text:p text:style-name="P15"><text:s text:c="2"/><text:span text:style-name="T2">vector2[0]=1;</text:span></text:p>
      <text:p text:style-name="P16"/>
      <text:p text:style-name="P15"><text:s text:c="2"/><text:span text:style-name="T2">var vector3=new Array(5);</text:span></text:p>
      <text:p text:style-name="P15"><text:s text:c="2"/><text:span text:style-name="T2">vector3[0]=1;</text:span></text:p>
      <text:p text:style-name="P16"/>
      <text:p text:style-name="P15"><text:s text:c="2"/><text:span text:style-name="T2">var vector4=new Array(1,70,'juan'); <text:s/></text:span></text:p>
      <text:p text:style-name="P15"><text:s text:c="2"/><text:span text:style-name="T2">var vector5=[1,70,'juan']; <text:s/></text:span></text:p>
      <text:p text:style-name="P16"/>
      <text:p text:style-name="P15"><text:s text:c="2"/><text:span text:style-name="T2">document.write(vector1[0]+'&lt;br&gt;');</text:span></text:p>
      <text:p text:style-name="P15"><text:s text:c="2"/><text:span text:style-name="T2">document.write(vector2[0]+'&lt;br&gt;');</text:span></text:p>
      <text:p text:style-name="P15"><text:s text:c="2"/><text:span text:style-name="T2">document.write(vector3[0]+'&lt;br&gt;');</text:span></text:p>
      <text:p text:style-name="P15"><text:s text:c="2"/><text:span text:style-name="T2">document.write(vector4[0]+'&lt;br&gt;');</text:span></text:p>
      <text:p text:style-name="P15"><text:s text:c="2"/><text:span text:style-name="T2">document.write(vector5[0]+'&lt;br&gt;');</text:span></text:p>
      <text:p text:style-name="P14">&lt;/script&gt;</text:p>
      <text:p text:style-name="P15"><text:s text:c="2"/></text:p>
      <text:p text:style-name="P14">&lt;/body&gt;</text:p>
      <text:p text:style-name="P13">&lt;/html&gt;</text:p>
      <text:p text:style-name="P1"/>
      <text:p text:style-name="P1">Confeccionar un programa que defina dos array, en uno almacenar los días de la semana y en otro los nombres de los meses. Emplear dos sintaxis diferentes para crear e inicializar sus componentes.</text:p>
      <text:p text:style-name="P2">&lt;script&gt;</text:p>
      <text:p text:style-name="P3"><text:s text:c="2"/>var meses=new Array('enero','febrero','marzo','abril','mayo','junio','julio','agosto','septiembre','octubre','noviembre','diciembre');</text:p>
      <text:p text:style-name="P3"><text:s text:c="2"/>var dias=['lunes','martes','miercoles','jueves','viernes','sábado','domingo']; </text:p>
      <text:p text:style-name="P3"><text:s text:c="2"/>var f; <text:s/></text:p>
      <text:p text:style-name="P3"><text:s text:c="2"/>for(f=0;f&lt;meses.length;f++)</text:p>
      <text:p text:style-name="P3"><text:s text:c="2"/>{</text:p>
      <text:p text:style-name="P3"><text:s text:c="4"/>document.write(meses[f]+'&lt;br&gt;');</text:p>
      <text:p text:style-name="P3"><text:s text:c="2"/>} </text:p>
      <text:p text:style-name="P3"><text:s text:c="2"/>document.write('&lt;br&gt;');</text:p>
      <text:p text:style-name="P3"><text:s text:c="2"/>for(f=0;f&lt;dias.length;f++)</text:p>
      <text:p text:style-name="P3"><text:soft-page-break/><text:s text:c="2"/>{</text:p>
      <text:p text:style-name="P3"><text:s text:c="4"/>document.write(dias[f]+'&lt;br&gt;');</text:p>
      <text:p text:style-name="P3"><text:s text:c="2"/>} </text:p>
      <text:p text:style-name="P3">&lt;/script&gt;</text:p>
      <text:p text:style-name="P1"/>
      <text:p text:style-name="P1"/>
      <text:p text:style-name="P4">.- Array:densos(seccion 5 linea 45)</text:p>
      <text:p text:style-name="P6">Crear un vector vacío. Mediante una estructura repetitiva solicitar la carga de elementos por teclado hasta que se ingrese el cero. No almacenar dicho valor en el vector. Luego sumar todas las componentes del vector, mostrar dicha suma y el tamaño del vector.</text:p>
      <text:p text:style-name="P18">&lt;script&gt;</text:p>
      <text:p text:style-name="P16"/>
      <text:p text:style-name="P15"><text:s text:c="2"/><text:span text:style-name="T2">var vec=[];</text:span></text:p>
      <text:p text:style-name="P15"><text:s text:c="2"/><text:span text:style-name="T2">var valor;</text:span></text:p>
      <text:p text:style-name="P15"><text:s text:c="2"/><text:span text:style-name="T2">var indice=0;</text:span></text:p>
      <text:p text:style-name="P15"><text:s text:c="2"/><text:span text:style-name="T2">do {</text:span></text:p>
      <text:p text:style-name="P15"><text:s text:c="4"/><text:span text:style-name="T2">valor=prompt('Ingrese un valor entero (0 para finalizar)','');</text:span></text:p>
      <text:p text:style-name="P15"><text:s text:c="4"/><text:span text:style-name="T2">valor=parseInt(valor);</text:span></text:p>
      <text:p text:style-name="P15"><text:s text:c="4"/><text:span text:style-name="T2">if (valor!=0)</text:span></text:p>
      <text:p text:style-name="P15"><text:s text:c="4"/><text:span text:style-name="T2">{</text:span></text:p>
      <text:p text:style-name="P15"><text:s text:c="6"/><text:span text:style-name="T2">vec[indice]=valor;</text:span></text:p>
      <text:p text:style-name="P15"><text:s text:c="6"/><text:span text:style-name="T2">indice++;</text:span></text:p>
      <text:p text:style-name="P15"><text:s text:c="4"/><text:span text:style-name="T2">}</text:span></text:p>
      <text:p text:style-name="P15"><text:s text:c="2"/><text:span text:style-name="T2">} while (valor!=0);</text:span></text:p>
      <text:p text:style-name="P15"><text:s text:c="2"/><text:span text:style-name="T2">var f;</text:span></text:p>
      <text:p text:style-name="P15"><text:s text:c="2"/><text:span text:style-name="T2">var suma=0;</text:span></text:p>
      <text:p text:style-name="P15"><text:s text:c="2"/><text:span text:style-name="T2">for(f=0;f&lt;vec.length;f++)</text:span></text:p>
      <text:p text:style-name="P15"><text:s text:c="2"/><text:span text:style-name="T2">{</text:span></text:p>
      <text:p text:style-name="P15"><text:s text:c="4"/><text:span text:style-name="T2">suma=suma+vec[f];</text:span></text:p>
      <text:p text:style-name="P15"><text:s text:c="2"/><text:span text:style-name="T2">}</text:span></text:p>
      <text:p text:style-name="P15"><text:s text:c="2"/><text:span text:style-name="T2">document.write('Se ingresaron '+vec.length+' valores&lt;br&gt;');</text:span></text:p>
      <text:p text:style-name="P15"><text:s text:c="2"/><text:span text:style-name="T2">document.write('La suma de los valores ingresados es:'+suma);</text:span></text:p>
      <text:p text:style-name="P13">&lt;/script&gt;</text:p>
      <text:p text:style-name="P6"/>
      <text:p text:style-name="P1">Crear un vector con 10 valores aleatorios comprendidos entre 1 y 500. Luego crear otros dos vectores y copiar los elementos menores a 250 en el segundo vector y los mayores o iguales a 250 en el tercer vector. Imprimir los tamaños del segundo y tercer vector. Imprimir los tres vectores.</text:p>
      <text:p text:style-name="P2">&lt;script&gt;</text:p>
      <text:p text:style-name="P3"><text:soft-page-break/><text:s text:c="2"/>var vec1=[];</text:p>
      <text:p text:style-name="P3"><text:s text:c="2"/>var f;</text:p>
      <text:p text:style-name="P3"><text:s text:c="2"/>for(f=0;f&lt;10;f++)</text:p>
      <text:p text:style-name="P3"><text:s text:c="2"/>{</text:p>
      <text:p text:style-name="P3"><text:s text:c="4"/>vec1[f]=parseInt(1+(Math.random()*500)); <text:s text:c="3"/></text:p>
      <text:p text:style-name="P3"><text:s text:c="2"/>}</text:p>
      <text:p text:style-name="P3"><text:s text:c="2"/>var vec2=[];</text:p>
      <text:p text:style-name="P3"><text:s text:c="2"/>var vec3=[];</text:p>
      <text:p text:style-name="P3"><text:s text:c="2"/>var indice1=0;</text:p>
      <text:p text:style-name="P3"><text:s text:c="2"/>var indice2=0;</text:p>
      <text:p text:style-name="P3"><text:s text:c="2"/>for(f=0;f&lt;vec1.length;f++)</text:p>
      <text:p text:style-name="P3"><text:s text:c="2"/>{</text:p>
      <text:p text:style-name="P3"><text:s text:c="4"/>if(vec1[f]&lt;250)</text:p>
      <text:p text:style-name="P3"><text:s text:c="4"/>{</text:p>
      <text:p text:style-name="P3"><text:s text:c="6"/>vec2[indice1]=vec1[f];</text:p>
      <text:p text:style-name="P3"><text:s text:c="6"/>indice1++;</text:p>
      <text:p text:style-name="P3"><text:s text:c="4"/>}</text:p>
      <text:p text:style-name="P3"><text:s text:c="4"/>else</text:p>
      <text:p text:style-name="P3"><text:s text:c="4"/>{</text:p>
      <text:p text:style-name="P3"><text:s text:c="6"/>vec3[indice2]=vec1[f];</text:p>
      <text:p text:style-name="P3"><text:s text:c="6"/>indice2++;</text:p>
      <text:p text:style-name="P3"><text:s text:c="4"/>}</text:p>
      <text:p text:style-name="P3"><text:s text:c="2"/>}</text:p>
      <text:p text:style-name="P3"><text:s text:c="2"/>document.write('Tamaño del primer vector'+vec1.length+'&lt;br&gt;');</text:p>
      <text:p text:style-name="P3"><text:s text:c="2"/>document.write('Tamaño del segundo vector'+vec2.length+'&lt;br&gt;');</text:p>
      <text:p text:style-name="P3"><text:s text:c="2"/>document.write('Tamaño del tercer vector'+vec3.length+'&lt;br&gt;');</text:p>
      <text:p text:style-name="P3"><text:s text:c="2"/>document.write('Elementos del primer vector.&lt;br&gt;');</text:p>
      <text:p text:style-name="P3"><text:s text:c="2"/>for(f=0;f&lt;vec1.length;f++)</text:p>
      <text:p text:style-name="P3"><text:s text:c="2"/>{</text:p>
      <text:p text:style-name="P3"><text:s text:c="4"/>document.write(vec1[f]+'-');</text:p>
      <text:p text:style-name="P3"><text:s text:c="2"/>}</text:p>
      <text:p text:style-name="P3"><text:s text:c="2"/>document.write('&lt;br&gt;');</text:p>
      <text:p text:style-name="P3"><text:s text:c="2"/>document.write('Elementos del segundo vector.&lt;br&gt;');</text:p>
      <text:p text:style-name="P3"><text:s text:c="2"/>for(f=0;f&lt;vec2.length;f++)</text:p>
      <text:p text:style-name="P3"><text:s text:c="2"/>{</text:p>
      <text:p text:style-name="P3"><text:s text:c="4"/>document.write(vec2[f]+'-');</text:p>
      <text:p text:style-name="P3"><text:s text:c="2"/>}</text:p>
      <text:p text:style-name="P3"><text:s text:c="2"/>document.write('&lt;br&gt;');</text:p>
      <text:p text:style-name="P3"><text:s text:c="2"/>document.write('Elementos del tercer vector.&lt;br&gt;');</text:p>
      <text:p text:style-name="P3"><text:s text:c="2"/>for(f=0;f&lt;vec3.length;f++)</text:p>
      <text:p text:style-name="P3"><text:s text:c="2"/>{</text:p>
      <text:p text:style-name="P3"><text:s text:c="4"/>document.write(vec3[f]+'-');</text:p>
      <text:p text:style-name="P3"><text:s text:c="2"/>}</text:p>
      <text:p text:style-name="P3">&lt;/script&gt;</text:p>
      <text:p text:style-name="P1"/>
      <text:p text:style-name="P4">.-Array: no densos o dispersos (seccion 5 linea 46)</text:p>
      <text:p text:style-name="P6">Ingresar por teclado un nro de cliente y el monto a depositar. Almacenar en un vector, <text:soft-page-break/>utilizar como subíndice el nro de cliente y almacenar el monto depositado. Sumar todos los depósitos recorriendo el vector e identificando las componentes cargadas (es decir las que tienen un valor distinto a null). Imprimir la suma total depositada y la cantidad de clientes que depositaron.</text:p>
      <text:p text:style-name="P18">&lt;script&gt;</text:p>
      <text:p text:style-name="P15"><text:s text:c="2"/><text:span text:style-name="T2">var depositos=[];</text:span></text:p>
      <text:p text:style-name="P15"><text:s text:c="2"/><text:span text:style-name="T2">var nro,monto;</text:span></text:p>
      <text:p text:style-name="P15"><text:s text:c="2"/><text:span text:style-name="T2">do {</text:span></text:p>
      <text:p text:style-name="P15"><text:s text:c="4"/><text:span text:style-name="T2">nro=prompt('Ingrese nro de cliente','');</text:span></text:p>
      <text:p text:style-name="P15"><text:s text:c="4"/><text:span text:style-name="T2">nro=parseInt(nro);</text:span></text:p>
      <text:p text:style-name="P15"><text:s text:c="4"/><text:span text:style-name="T2">if (nro!=0)</text:span></text:p>
      <text:p text:style-name="P15"><text:s text:c="4"/><text:span text:style-name="T2">{</text:span></text:p>
      <text:p text:style-name="P15"><text:s text:c="6"/><text:span text:style-name="T2">monto=prompt('Ingrese monto a depositar','');</text:span></text:p>
      <text:p text:style-name="P15"><text:s text:c="6"/><text:span text:style-name="T2">monto=parseInt(monto);</text:span></text:p>
      <text:p text:style-name="P15"><text:s text:c="6"/><text:span text:style-name="T2">depositos[nro]=monto;</text:span></text:p>
      <text:p text:style-name="P15"><text:s text:c="4"/><text:span text:style-name="T2">}</text:span></text:p>
      <text:p text:style-name="P15"><text:s text:c="2"/><text:span text:style-name="T2">} while (nro!=0);</text:span></text:p>
      <text:p text:style-name="P15"><text:s text:c="2"/><text:span text:style-name="T2">var suma=0;</text:span></text:p>
      <text:p text:style-name="P15"><text:s text:c="2"/><text:span text:style-name="T2">var canti=0;</text:span></text:p>
      <text:p text:style-name="P15"><text:s text:c="2"/><text:span text:style-name="T2">for(var f=0;f&lt;depositos.length;f++)</text:span></text:p>
      <text:p text:style-name="P15"><text:s text:c="2"/><text:span text:style-name="T2">{</text:span></text:p>
      <text:p text:style-name="P15"><text:s text:c="4"/><text:span text:style-name="T2">if (depositos[f]!==undefined)</text:span></text:p>
      <text:p text:style-name="P15"><text:s text:c="4"/><text:span text:style-name="T2">{</text:span></text:p>
      <text:p text:style-name="P15"><text:s text:c="6"/><text:span text:style-name="T2">suma=suma+depositos[f];</text:span></text:p>
      <text:p text:style-name="P15"><text:s text:c="6"/><text:span text:style-name="T2">canti++;</text:span></text:p>
      <text:p text:style-name="P15"><text:s text:c="4"/><text:span text:style-name="T2">}</text:span></text:p>
      <text:p text:style-name="P15"><text:s text:c="2"/><text:span text:style-name="T2">}</text:span></text:p>
      <text:p text:style-name="P15"><text:s text:c="2"/><text:span text:style-name="T2">document.write('Cantidad de depósitos:'+canti+'&lt;br&gt;');</text:span></text:p>
      <text:p text:style-name="P15"><text:s text:c="2"/><text:span text:style-name="T2">document.write('Total depositado por todos los clientes:'+suma);</text:span></text:p>
      <text:p text:style-name="P13">&lt;/script&gt;</text:p>
      <text:p text:style-name="P6"/>
      <text:p text:style-name="P1"><text:s/>Crear un vector disperso que representen premios de una rifa. Las posiciones indican los números que tienen premio. Almacenar en dichas posiciones los premios. Genera 10 premios con los montos 1000,2000,3000 etc.</text:p>
      <text:p text:style-name="P1"><text:s text:c="4"/>La cantidad de números de la rifa son 1000.</text:p>
      <text:p text:style-name="P1"><text:s text:c="4"/>Generar valores aleatorios para los números con premio.</text:p>
      <text:p text:style-name="P1"><text:s text:c="4"/>Imprimir Los números con premio y los montos de los mismos.</text:p>
      <text:p text:style-name="P1">&lt;script&gt;</text:p>
      <text:p text:style-name="P3"><text:soft-page-break/><text:s/>var carton=[];</text:p>
      <text:p text:style-name="P3"><text:s text:c="2"/>var f;</text:p>
      <text:p text:style-name="P3"><text:s text:c="2"/>var cant=0;</text:p>
      <text:p text:style-name="P3"><text:s text:c="2"/>do {</text:p>
      <text:p text:style-name="P3"><text:s text:c="4"/>var premio=parseInt(Math.random()*1000);</text:p>
      <text:p text:style-name="P3"><text:s text:c="4"/>carton[premio]=1000*(cant+1);</text:p>
      <text:p text:style-name="P3"><text:s text:c="4"/>cant++;</text:p>
      <text:p text:style-name="P3"><text:s text:c="2"/>} while (cant!=11);</text:p>
      <text:p text:style-name="P3"><text:s text:c="2"/>for(f=0;f&lt;carton.length;f++)</text:p>
      <text:p text:style-name="P3"><text:s text:c="2"/>{</text:p>
      <text:p text:style-name="P3"><text:s text:c="4"/>if (carton[f]!==undefined)</text:p>
      <text:p text:style-name="P3"><text:s text:c="4"/>{</text:p>
      <text:p text:style-name="P3"><text:s text:c="6"/>document.write('Carton '+f+' tiene un premio de '+carton[f]+'&lt;br&gt;');</text:p>
      <text:p text:style-name="P3"><text:s text:c="4"/>}</text:p>
      <text:p text:style-name="P3"><text:s text:c="2"/>}</text:p>
      <text:p text:style-name="P3">&lt;/script&gt;</text:p>
      <text:p text:style-name="P1"/>
      <text:p text:style-name="P1"/>
      <text:p text:style-name="P4">.-Array: metodos push y pop (seccion 5 linea 47)</text:p>
      <text:p text:style-name="P10">Realizar la carga de sueldos por teclado hasta que se ingrese el cero. Almacenar todos los valores ingresados en un vector empleando el método push. Mostrar la suma de sueldos ingresados.</text:p>
      <text:p text:style-name="P14">&lt;script&gt;</text:p>
      <text:p text:style-name="P15"><text:s text:c="2"/><text:span text:style-name="T2">var sueldos=[];</text:span></text:p>
      <text:p text:style-name="P15"><text:s text:c="2"/><text:span text:style-name="T2">var monto;</text:span></text:p>
      <text:p text:style-name="P15"><text:s text:c="2"/><text:span text:style-name="T2">do {</text:span></text:p>
      <text:p text:style-name="P15"><text:s text:c="4"/><text:span text:style-name="T2">monto=prompt('Ingrese el sueldo (0 para finalizar):','');</text:span></text:p>
      <text:p text:style-name="P15"><text:s text:c="4"/><text:span text:style-name="T2">monto=parseInt(monto);</text:span></text:p>
      <text:p text:style-name="P15"><text:s text:c="4"/><text:span text:style-name="T2">if (monto!=0)</text:span></text:p>
      <text:p text:style-name="P15"><text:s text:c="4"/><text:span text:style-name="T2">{</text:span></text:p>
      <text:p text:style-name="P15"><text:s text:c="6"/><text:span text:style-name="T2">sueldos.push(monto);</text:span></text:p>
      <text:p text:style-name="P15"><text:s text:c="4"/><text:span text:style-name="T2">}</text:span></text:p>
      <text:p text:style-name="P15"><text:s text:c="2"/><text:span text:style-name="T2">} while (monto!=0);</text:span></text:p>
      <text:p text:style-name="P15"><text:s text:c="2"/><text:span text:style-name="T2">var suma=0;</text:span></text:p>
      <text:p text:style-name="P15"><text:s text:c="2"/><text:span text:style-name="T2">for(var f=0;f&lt;sueldos.length;f++)</text:span></text:p>
      <text:p text:style-name="P15"><text:s text:c="2"/><text:span text:style-name="T2">{</text:span></text:p>
      <text:p text:style-name="P15"><text:s text:c="4"/><text:span text:style-name="T2">suma=suma+sueldos[f];</text:span></text:p>
      <text:p text:style-name="P15"><text:s text:c="2"/><text:span text:style-name="T2">}</text:span></text:p>
      <text:p text:style-name="P15"><text:s text:c="2"/><text:span text:style-name="T2">document.write('El total en sueldos ingresado es:'+suma);</text:span></text:p>
      <text:p text:style-name="P13">&lt;/script&gt;</text:p>
      <text:p text:style-name="Text_20_body"><text:line-break/></text:p>
      <text:p text:style-name="P1"><text:soft-page-break/>Crear un vector con 5 valores aleatorios comprendidos entre 1 y 1000. Luego extraer los dos últimos elementos sumarlos y mostrarlos. Imprimir también el tamaño final del vector. </text:p>
      <text:p text:style-name="P2">&lt;script&gt;</text:p>
      <text:p text:style-name="P3"><text:s text:c="2"/>var <text:s/>vec=[];</text:p>
      <text:p text:style-name="P3"><text:s text:c="2"/>var f;</text:p>
      <text:p text:style-name="P3"><text:s text:c="2"/>for(f=0;f&lt;5;f++)</text:p>
      <text:p text:style-name="P3"><text:s text:c="2"/>{</text:p>
      <text:p text:style-name="P3"><text:s text:c="4"/>var nro=1+(Math.random()*1000);</text:p>
      <text:p text:style-name="P3"><text:s text:c="4"/>vec.push(parseInt(nro));</text:p>
      <text:p text:style-name="P3"><text:s text:c="2"/>}</text:p>
      <text:p text:style-name="P3"><text:s text:c="2"/>for(f=0;f&lt;vec.length;f++)</text:p>
      <text:p text:style-name="P3"><text:s text:c="2"/>{</text:p>
      <text:p text:style-name="P3"><text:s text:c="4"/>document.write(vec[f]+'&lt;br&gt;');</text:p>
      <text:p text:style-name="P3"><text:s text:c="2"/>}</text:p>
      <text:p text:style-name="P3"><text:s text:c="2"/>var sumaultimos=vec.pop()+vec.pop();</text:p>
      <text:p text:style-name="P3"><text:s text:c="2"/>document.write('La suma de las dos últimas componentes es:'+sumaultimos+'&lt;br&gt;');</text:p>
      <text:p text:style-name="P3"><text:s text:c="2"/>document.write('Tamaño final del vector'+vec.length+'&lt;br&gt;');</text:p>
      <text:p text:style-name="P3"><text:s text:c="2"/>document.write('Elementos restantes del vector&lt;br&gt;');</text:p>
      <text:p text:style-name="P3"><text:s text:c="2"/>for(f=0;f&lt;vec.length;f++)</text:p>
      <text:p text:style-name="P3"><text:s text:c="2"/>{</text:p>
      <text:p text:style-name="P3"><text:s text:c="4"/>document.write(vec[f]+'&lt;br&gt;');</text:p>
      <text:p text:style-name="P3"><text:s text:c="2"/>}</text:p>
      <text:p text:style-name="P3">&lt;/script&gt;</text:p>
      <text:p text:style-name="P1"/>
      <text:p text:style-name="P1"/>
      <text:p text:style-name="P4">.-Array: metodos unshift y shift (seccion 5 linea 48)</text:p>
      <text:p text:style-name="P6">Ingresar valores por teclado. Los valores menores a 100 ingresarlos al principio del vector y los mayores o iguales a 100 ingresarlos al final. Se finaliza la carga de datos al ingresar el cero. Cuando sale del do/while extraer el último valor ingresado que es el cero del vector. Imprimir el vector en la página</text:p>
      <text:p text:style-name="P18">&lt;script&gt;</text:p>
      <text:p text:style-name="P15"><text:s text:c="2"/><text:span text:style-name="T2">var vec=[];</text:span></text:p>
      <text:p text:style-name="P15"><text:s text:c="2"/><text:span text:style-name="T2">var f;</text:span></text:p>
      <text:p text:style-name="P15"><text:s text:c="2"/><text:span text:style-name="T2">var valor;</text:span></text:p>
      <text:p text:style-name="P15"><text:s text:c="2"/><text:span text:style-name="T2">do {</text:span></text:p>
      <text:p text:style-name="P15"><text:s text:c="4"/><text:span text:style-name="T2">valor=prompt('Ingresar un valor (0 para finalizar):','');</text:span></text:p>
      <text:p text:style-name="P15"><text:s text:c="4"/><text:span text:style-name="T2">valor=parseInt(valor);</text:span></text:p>
      <text:p text:style-name="P15"><text:s text:c="4"/><text:span text:style-name="T2">if (valor&lt;100)</text:span></text:p>
      <text:p text:style-name="P15"><text:s text:c="4"/><text:span text:style-name="T2">{</text:span></text:p>
      <text:p text:style-name="P15"><text:s text:c="6"/><text:span text:style-name="T2">vec.unshift(valor);</text:span></text:p>
      <text:p text:style-name="P15"><text:s text:c="4"/><text:span text:style-name="T2">}</text:span></text:p>
      <text:p text:style-name="P15"><text:soft-page-break/><text:s text:c="4"/><text:span text:style-name="T2">else</text:span></text:p>
      <text:p text:style-name="P15"><text:s text:c="4"/><text:span text:style-name="T2">{</text:span></text:p>
      <text:p text:style-name="P15"><text:s text:c="6"/><text:span text:style-name="T2">vec.push(valor);</text:span></text:p>
      <text:p text:style-name="P15"><text:s text:c="4"/><text:span text:style-name="T2">}</text:span></text:p>
      <text:p text:style-name="P15"><text:s text:c="2"/><text:span text:style-name="T2">} while (valor!=0);</text:span></text:p>
      <text:p text:style-name="P15"><text:s text:c="2"/><text:span text:style-name="T2">vec.shift();</text:span></text:p>
      <text:p text:style-name="P15"><text:s text:c="2"/><text:span text:style-name="T2">for(f=0;f&lt;vec.length;f++)</text:span></text:p>
      <text:p text:style-name="P15"><text:s text:c="2"/><text:span text:style-name="T2">{</text:span></text:p>
      <text:p text:style-name="P15"><text:s text:c="4"/><text:span text:style-name="T2">document.write(vec[f]+'&lt;br&gt;');</text:span></text:p>
      <text:p text:style-name="P15"><text:s text:c="2"/><text:span text:style-name="T2">}</text:span></text:p>
      <text:p text:style-name="P13">&lt;/script&gt;</text:p>
      <text:p text:style-name="P6"/>
      <text:p text:style-name="P1">Ingresar valores por teclado. Los valores menores a 100 ingresarlos al principio del vector y los mayores o iguales a 100 ingresarlos al final. Se finaliza la carga de datos al ingresar el cero. Cuando sale del do/while extraer el último valor ingresado que es el cero del vector. Imprimir el vector en la página</text:p>
      <text:p text:style-name="P2">&lt;script&gt;</text:p>
      <text:p text:style-name="P3"><text:s text:c="2"/>var vec=[];</text:p>
      <text:p text:style-name="P3"><text:s text:c="2"/>var f;</text:p>
      <text:p text:style-name="P3"><text:s text:c="2"/>var valor;</text:p>
      <text:p text:style-name="P3"><text:s text:c="2"/>do {</text:p>
      <text:p text:style-name="P3"><text:s text:c="4"/>valor=prompt('Ingresar un valor (0 para finalizar):','');</text:p>
      <text:p text:style-name="P3"><text:s text:c="4"/>valor=parseInt(valor);</text:p>
      <text:p text:style-name="P3"><text:s text:c="4"/>if (valor&lt;100)</text:p>
      <text:p text:style-name="P3"><text:s text:c="4"/>{</text:p>
      <text:p text:style-name="P3"><text:s text:c="6"/>vec.unshift(valor);</text:p>
      <text:p text:style-name="P3"><text:s text:c="4"/>}</text:p>
      <text:p text:style-name="P3"><text:s text:c="4"/>else</text:p>
      <text:p text:style-name="P3"><text:s text:c="4"/>{</text:p>
      <text:p text:style-name="P3"><text:s text:c="6"/>vec.push(valor);</text:p>
      <text:p text:style-name="P3"><text:s text:c="4"/>}</text:p>
      <text:p text:style-name="P3"><text:s text:c="2"/>} while (valor!=0);</text:p>
      <text:p text:style-name="P3"><text:s text:c="2"/>vec.shift();</text:p>
      <text:p text:style-name="P3"><text:s text:c="2"/>for(f=0;f&lt;vec.length;f++)</text:p>
      <text:p text:style-name="P3"><text:s text:c="2"/>{</text:p>
      <text:p text:style-name="P3"><text:s text:c="4"/>document.write(vec[f]+'&lt;br&gt;');</text:p>
      <text:p text:style-name="P3"><text:s text:c="2"/>}</text:p>
      <text:p text:style-name="P3">&lt;/script&gt;</text:p>
      <text:p text:style-name="P1"/>
      <text:p text:style-name="P4">.-Array: instruccion delete (seccion 5 linea 49)</text:p>
      <text:p text:style-name="P7">Crear un vector de 10 elementos y almacenar valores aleatorios en el mismo. Luego <text:soft-page-break/>borrar los elementos de las posiciones pares e imprimir el vector antes y después de borrar las componentes, inclusive tratar de acceder a las componentes que acabamos de borrar.</text:p>
      <text:p text:style-name="P19">&lt;script&gt;</text:p>
      <text:p text:style-name="P15"><text:s text:c="2"/><text:span text:style-name="T2">var vec=[];</text:span></text:p>
      <text:p text:style-name="P15"><text:s text:c="2"/><text:span text:style-name="T2">var f;</text:span></text:p>
      <text:p text:style-name="P15"><text:s text:c="2"/><text:span text:style-name="T2">for(f=0;f&lt;10;f++)</text:span></text:p>
      <text:p text:style-name="P15"><text:s text:c="2"/><text:span text:style-name="T2">{</text:span></text:p>
      <text:p text:style-name="P15"><text:s text:c="4"/><text:span text:style-name="T2">var valor=parseInt(Math.random()*1000);</text:span></text:p>
      <text:p text:style-name="P15"><text:s text:c="4"/><text:span text:style-name="T2">vec.push(valor);</text:span></text:p>
      <text:p text:style-name="P15"><text:s text:c="2"/><text:span text:style-name="T2">}</text:span></text:p>
      <text:p text:style-name="P15"><text:s text:c="2"/><text:span text:style-name="T2">document.write('Vector antes de borrar&lt;br&gt;');</text:span></text:p>
      <text:p text:style-name="P15"><text:s text:c="2"/><text:span text:style-name="T2">for(f=0;f&lt;10;f++)</text:span></text:p>
      <text:p text:style-name="P15"><text:s text:c="2"/><text:span text:style-name="T2">{</text:span></text:p>
      <text:p text:style-name="P15"><text:s text:c="4"/><text:span text:style-name="T2">document.write(vec[f]+'&lt;br&gt;');</text:span></text:p>
      <text:p text:style-name="P15"><text:s text:c="2"/><text:span text:style-name="T2">}</text:span></text:p>
      <text:p text:style-name="P15"><text:s text:c="2"/><text:span text:style-name="T2">for(f=0;f&lt;10;f=f+2)</text:span></text:p>
      <text:p text:style-name="P15"><text:s text:c="2"/><text:span text:style-name="T2">{</text:span></text:p>
      <text:p text:style-name="P15"><text:s text:c="4"/><text:span text:style-name="T2">delete vec[f];</text:span></text:p>
      <text:p text:style-name="P15"><text:s text:c="2"/><text:span text:style-name="T2">}</text:span></text:p>
      <text:p text:style-name="P15"><text:s text:c="2"/><text:span text:style-name="T2">document.write('Vector luego de borrar las posiciones pares&lt;br&gt;');</text:span></text:p>
      <text:p text:style-name="P15"><text:s text:c="2"/><text:span text:style-name="T2">for(f=0;f&lt;10;f++)</text:span></text:p>
      <text:p text:style-name="P15"><text:s text:c="2"/><text:span text:style-name="T2">{</text:span></text:p>
      <text:p text:style-name="P15"><text:s text:c="4"/><text:span text:style-name="T2">document.write(vec[f]+'&lt;br&gt;');</text:span></text:p>
      <text:p text:style-name="P15"><text:s text:c="2"/><text:span text:style-name="T2">}</text:span></text:p>
      <text:p text:style-name="P13">&lt;/script&gt;</text:p>
      <text:p text:style-name="P7"/>
      <text:p text:style-name="P1">Crear un vector de 10 elementos y almacenar valores aleatorios en el mismo. Luego borrar los elementos de las posiciones pares e imprimir el vector antes y después de borrar las componentes, inclusive tratar de acceder a las componentes que acabamos de borrar.</text:p>
      <text:p text:style-name="P2">&lt;script&gt;</text:p>
      <text:p text:style-name="P3"><text:s text:c="2"/>var vec=[];</text:p>
      <text:p text:style-name="P3"><text:s text:c="2"/>var f;</text:p>
      <text:p text:style-name="P3"><text:s text:c="2"/>for(f=0;f&lt;10;f++)</text:p>
      <text:p text:style-name="P3"><text:s text:c="2"/>{</text:p>
      <text:p text:style-name="P3"><text:s text:c="4"/>var valor=parseInt(Math.random()*1000);</text:p>
      <text:p text:style-name="P3"><text:s text:c="4"/>vec.push(valor);</text:p>
      <text:p text:style-name="P3"><text:s text:c="2"/>}</text:p>
      <text:p text:style-name="P3"><text:s text:c="2"/>document.write('Vector antes de borrar&lt;br&gt;');</text:p>
      <text:p text:style-name="P3"><text:s text:c="2"/>for(f=0;f&lt;10;f++)</text:p>
      <text:p text:style-name="P3"><text:s text:c="2"/>{</text:p>
      <text:p text:style-name="P3"><text:soft-page-break/><text:s text:c="4"/>document.write(vec[f]+'&lt;br&gt;');</text:p>
      <text:p text:style-name="P3"><text:s text:c="2"/>}</text:p>
      <text:p text:style-name="P3"><text:s text:c="2"/>for(f=0;f&lt;10;f=f+2)</text:p>
      <text:p text:style-name="P3"><text:s text:c="2"/>{</text:p>
      <text:p text:style-name="P3"><text:s text:c="4"/>delete vec[f];</text:p>
      <text:p text:style-name="P3"><text:s text:c="2"/>}</text:p>
      <text:p text:style-name="P3"><text:s text:c="2"/>document.write('Vector luego de borrar las posiciones pares&lt;br&gt;');</text:p>
      <text:p text:style-name="P3"><text:s text:c="2"/>for(f=0;f&lt;10;f++)</text:p>
      <text:p text:style-name="P3"><text:s text:c="2"/>{</text:p>
      <text:p text:style-name="P3"><text:s text:c="4"/>document.write(vec[f]+'&lt;br&gt;');</text:p>
      <text:p text:style-name="P3"><text:s text:c="2"/>}</text:p>
      <text:p text:style-name="P3">&lt;/script&gt;</text:p>
      <text:p text:style-name="P1"/>
      <text:p text:style-name="P1"/>
      <text:p text:style-name="P4">.-Array: metodos sort y reverse (seccion 5 linea 50)</text:p>
      <text:p text:style-name="P7">Crear un vector con 10 elementos enteros con valores aleatorios. Ordenarlos de menor a mayor. Luego invertir el vector para verlo de mayor a menor.</text:p>
      <text:p text:style-name="P19">&lt;script&gt;</text:p>
      <text:p text:style-name="P15"><text:s text:c="2"/><text:span text:style-name="T2">var vec=[100,5,60,3,90];</text:span></text:p>
      <text:p text:style-name="P15"><text:s text:c="2"/><text:span text:style-name="T2">var f;</text:span></text:p>
      <text:p text:style-name="P15"><text:s text:c="2"/><text:span text:style-name="T2">document.write('Vector antes de ordenarlo&lt;br&gt;');</text:span></text:p>
      <text:p text:style-name="P15"><text:s text:c="2"/><text:span text:style-name="T2">for(f=0;f&lt;vec.length;f++)</text:span></text:p>
      <text:p text:style-name="P15"><text:s text:c="2"/><text:span text:style-name="T2">{</text:span></text:p>
      <text:p text:style-name="P15"><text:s text:c="4"/><text:span text:style-name="T2">document.write(vec[f]+'&lt;br&gt;');</text:span></text:p>
      <text:p text:style-name="P15"><text:s text:c="2"/><text:span text:style-name="T2">}</text:span></text:p>
      <text:p text:style-name="P15"><text:s text:c="2"/><text:span text:style-name="T2">vec.sort(function(v1,v2) {</text:span></text:p>
      <text:p text:style-name="P15"><text:s text:c="4"/><text:span text:style-name="T2">if (v1&gt;v2)</text:span></text:p>
      <text:p text:style-name="P15"><text:s text:c="6"/><text:span text:style-name="T2">return 1;</text:span></text:p>
      <text:p text:style-name="P15"><text:s text:c="4"/><text:span text:style-name="T2">else</text:span></text:p>
      <text:p text:style-name="P15"><text:s text:c="6"/><text:span text:style-name="T2">return 0;</text:span></text:p>
      <text:p text:style-name="P15"><text:s text:c="2"/><text:span text:style-name="T2">});</text:span></text:p>
      <text:p text:style-name="P15"><text:s text:c="2"/><text:span text:style-name="T2">document.write('Vector después de ordenarlo&lt;br&gt;');</text:span></text:p>
      <text:p text:style-name="P15"><text:s text:c="2"/><text:span text:style-name="T2">for(f=0;f&lt;vec.length;f++)</text:span></text:p>
      <text:p text:style-name="P15"><text:s text:c="2"/><text:span text:style-name="T2">{</text:span></text:p>
      <text:p text:style-name="P15"><text:s text:c="4"/><text:span text:style-name="T2">document.write(vec[f]+'&lt;br&gt;');</text:span></text:p>
      <text:p text:style-name="P15"><text:s text:c="2"/><text:span text:style-name="T2">}</text:span></text:p>
      <text:p text:style-name="P13">&lt;/script&gt;</text:p>
      <text:p text:style-name="P7"/>
      <text:p text:style-name="P1">Cargar los sueldos de un conjunto de empleados. Finalizar la carga al ingresar cero. Mostrar por pantalla los sueldos ordenados de mayor a menor. </text:p>
      <text:p text:style-name="P2"><text:soft-page-break/>&lt;script&gt;</text:p>
      <text:p text:style-name="P3"><text:s text:c="2"/>var sueldos=[];</text:p>
      <text:p text:style-name="P3"><text:s text:c="2"/>var valor;</text:p>
      <text:p text:style-name="P3"><text:s text:c="2"/>do {</text:p>
      <text:p text:style-name="P3"><text:s text:c="4"/>valor=prompt('Ingrese el sueldo (cero para finalizar)','');</text:p>
      <text:p text:style-name="P3"><text:s text:c="4"/>valor=parseInt(valor);</text:p>
      <text:p text:style-name="P3"><text:s text:c="4"/>if (valor!=0)</text:p>
      <text:p text:style-name="P3"><text:s text:c="6"/>sueldos.push(valor);</text:p>
      <text:p text:style-name="P3"><text:s text:c="2"/>} while (valor!=0);</text:p>
      <text:p text:style-name="P3"><text:s text:c="2"/></text:p>
      <text:p text:style-name="P3"><text:s text:c="2"/>sueldos.sort(function(x,y) {</text:p>
      <text:p text:style-name="P3"><text:s text:c="4"/>if (x&gt;y)</text:p>
      <text:p text:style-name="P3"><text:s text:c="6"/>return 1;</text:p>
      <text:p text:style-name="P3"><text:s text:c="4"/>else</text:p>
      <text:p text:style-name="P3"><text:s text:c="6"/>return 0;</text:p>
      <text:p text:style-name="P3"><text:s text:c="2"/>});</text:p>
      <text:p text:style-name="P3"><text:s/></text:p>
      <text:p text:style-name="P3"><text:s text:c="2"/>document.write('Sueldos ordenados de menor a mayor&lt;br&gt;');</text:p>
      <text:p text:style-name="P3"><text:s text:c="2"/>var f;</text:p>
      <text:p text:style-name="P3"><text:s text:c="2"/>for(f=0;f&lt;sueldos.length;f++)</text:p>
      <text:p text:style-name="P3"><text:s text:c="2"/>{</text:p>
      <text:p text:style-name="P3"><text:s text:c="4"/>document.write(sueldos[f]+'&lt;br&gt;');</text:p>
      <text:p text:style-name="P3"><text:s text:c="2"/>}</text:p>
      <text:p text:style-name="P3"><text:s text:c="2"/>sueldos.reverse();</text:p>
      <text:p text:style-name="P3"><text:s text:c="2"/>document.write('Sueldos ordenados de mayor a menor&lt;br&gt;');</text:p>
      <text:p text:style-name="P3"><text:s text:c="2"/>for(f=0;f&lt;sueldos.length;f++)</text:p>
      <text:p text:style-name="P3"><text:s text:c="2"/>{</text:p>
      <text:p text:style-name="P3"><text:s text:c="4"/>document.write(sueldos[f]+'&lt;br&gt;');</text:p>
      <text:p text:style-name="P3"><text:s text:c="2"/>}&lt;/script&gt;</text:p>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9T19:44:05.974426486</meta:creation-date>
    <dc:date>2018-06-11T12:37:01.028014451</dc:date>
    <meta:editing-duration>PT4M39S</meta:editing-duration>
    <meta:editing-cycles>3</meta:editing-cycles>
    <meta:generator>LibreOffice/5.1.6.2$Linux_X86_64 LibreOffice_project/10m0$Build-2</meta:generator>
    <meta:document-statistic meta:table-count="0" meta:image-count="0" meta:object-count="0" meta:page-count="17" meta:paragraph-count="581" meta:word-count="2039" meta:character-count="18173" meta:non-whitespace-character-count="15217"/>
  </office:meta>
</office:document-meta>
</file>